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e56be" officeooo:paragraph-rsid="000e56be"/>
    </style:style>
    <style:style style:name="P2" style:family="paragraph" style:parent-style-name="Heading_20_1">
      <style:text-properties officeooo:rsid="001148f2" officeooo:paragraph-rsid="001148f2"/>
    </style:style>
    <style:style style:name="P3" style:family="paragraph" style:parent-style-name="Heading_20_1">
      <style:text-properties officeooo:paragraph-rsid="001148f2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0e56be" officeooo:paragraph-rsid="000e56be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Endnote" style:master-page-name="Converted2">
      <style:paragraph-properties style:page-number="auto"/>
    </style:style>
    <style:style style:name="P8" style:family="paragraph" style:parent-style-name="Standard">
      <style:text-properties officeooo:rsid="000e56be" officeooo:paragraph-rsid="000e56be"/>
    </style:style>
    <style:style style:name="P9" style:family="paragraph" style:parent-style-name="Standard">
      <style:text-properties officeooo:paragraph-rsid="001148f2"/>
    </style:style>
    <style:style style:name="P10" style:family="paragraph" style:parent-style-name="Standard">
      <style:text-properties officeooo:rsid="001148f2" officeooo:paragraph-rsid="001148f2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Calibri" fo:font-size="11pt" fo:font-weight="normal" style:font-name-asian="Calibri1" style:font-size-asian="11pt" style:font-weight-asian="normal" style:font-name-complex="F" style:font-size-complex="11pt" style:font-weight-complex="normal"/>
    </style:style>
    <style:style style:name="T3" style:family="text">
      <style:text-properties officeooo:rsid="000e56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sultas de base de datos</text:p>
      <text:h text:style-name="Heading_20_1" text:outline-level="1">Consulta 1<text:note text:id="ftn1" text:note-class="endnote"><text:note-citation>i</text:note-citation><text:note-body><text:p text:style-name="Endnote"><text:s/><text:span text:style-name="T3">Esta consulta hace uso de la sentencia “Connect by”, por favor referirse al anexo Sentencias Extracurriculares</text:span></text:p></text:note-body></text:note>:</text:h>
      <text:p text:style-name="Standard">select posicionado.desde, lugar.nombre, vehiculo.VIN, vehiculo.marca, vehiculo.modelo,<text:line-break/>vehiculo.anio, vehiculo.color<text:line-break/>from (select distinct menor from incluye<text:line-break/>start with mayor=(select idlugar from lugar where nombre="Deposito piedras blancas")<text:line-break/>connect by prior menor=mayor)<text:line-break/>inner join lugar on lugar.idlugar=menor and lugar.tipo="Subzona"<text:line-break/>inner join posicionado on posicionado.idlugar=lugar.idlugar and posicionado.hasta is null<text:line-break/>inner join vehiculo on posicionado.idvehiculo=vehiculo.idvehiculo<text:line-break/>order by posicionado.desde, lugar.nombre</text:p>
      <text:p text:style-name="Standard">Reemplazar “Depósito piedras blancas” por cualquier otro lugar. Devuelve:<text:line-break/>(Fecha de posicionamiento, nombre de la subzona, VIN del vehículo, marca, modelo, año de fabricación, y color) para todos los vehículos actualmente posicionados en un lugar</text:p>
      <text:h text:style-name="P3" text:outline-level="1"><text:span text:style-name="T1">Consulta 2</text:span><text:span text:style-name="T1"><text:note text:id="ftn2" text:note-class="endnote"><text:note-citation>ii</text:note-citation><text:note-body><text:p text:style-name="Endnote"><text:s/><text:span text:style-name="T3">Esta consulta hace uso de la sentencia “Connect by”, por favor referirse al anexo Sentencias Extracurriculares</text:span></text:p></text:note-body></text:note></text:span><text:span text:style-name="T1">:</text:span></text:h>
      <text:p text:style-name="Standard"><text:span text:style-name="T1">select marca, count(*) from posicionado inner join <text:line-break/>(select distinct menor as idlugar from incluye<text:line-break/>start with mayor=(select idlugar from lugar where nombre="Deposito piedras blancas")<text:line-break/>connect by prior menor=mayor) as sz<text:line-break/>on posicionado.idlugar=sz.idlugar and posicionado.hasta is null<text:line-break/>inner join vehiculo on vehiculo.idvehiculo=posicionado.idvehiculo<text:line-break/>group by marca</text:span></text:p>
      <text:p text:style-name="Standard">Reemplazar “Depósito piedras blancas” por cualquier otro lugar. Devuelve la cantidad de autos de cada marca actualmente posicionados en el lugar</text:p>
      <text:h text:style-name="Heading_20_1" text:outline-level="1">Consulta 3:</text:h>
      <text:p text:style-name="Standard">select vin, nvl(lugar.idlugar, "?") as idlugar,<text:line-break/>nvl(lugar.nombre, "No hay posiciones activas del vehiculo") as nombre,<text:line-break/>current year to minute - nvl(posicionado.desde::datetime year to minute, current year to minute)<text:line-break/>as tiempo_en_lugar from vehiculo left join posicionado<text:line-break/>on vehiculo.idvehiculo=posicionado.idvehiculo and posicionado.hasta is null<text:line-break/>left join lugar on lugar.idlugar=posicionado.idlugar</text:p>
      <text:p text:style-name="Standard">Devuelve la lista de vehículos junto con su posicionamiento actual y tiempo que lleva en esa posición.</text:p>
      <text:h text:style-name="Heading_20_1" text:outline-level="1"><text:soft-page-break/>Consulta 4:</text:h>
      <text:p text:style-name="Standard">select transporteid, usuario as transportista, fechahorallegadaestm from transporte<text:line-break/>where fechahorallegadareal is null</text:p>
      <text:p text:style-name="Standard">Devuelve la lista de transportes en proceso</text:p>
      <text:h text:style-name="Heading_20_1" text:outline-level="1">Consulta 5:</text:h>
      <text:p text:style-name="Standard">select usuario, transporte.transporteid, fechahorallegadaestm, fechahorallegadareal,<text:line-break/>fechahorallegadareal-fechahorallegadaestm as demora<text:line-break/>from transporte<text:line-break/>inner join transporta on transporte.transporteid=transporta.transporteid<text:line-break/>inner join lote on lote.idlote=transporta.idlote<text:line-break/>inner join lugar on lote.destino=lugar.idlugar and lugar.idlugar=1<text:line-break/>where YEAR(transporta.fechahorallegadareal)=YEAR(CURRENT)<text:line-break/>and MONTH(transporta.fechahorallegadareal)=MONTH(CURRENT)</text:p>
      <text:p text:style-name="Standard">Reemplazar idlugar=1 por id de un lugar, o por nombre=”nombre de un lugar”<text:line-break/>Muestra los transportes que llegaron en este mes al lugar, indicando si hubo demora en la llegada</text:p>
      <text:h text:style-name="Heading_20_1" text:outline-level="1"><text:span text:style-name="T1">Consulta 6:</text:span></text:h>
      <text:p text:style-name="Standard"><text:span text:style-name="T1">select lugar.nombre as lugar, count(*) as daniados from vehiculo inner join<text:line-break/>informedanios on informedanios.idvehiculo=vehiculo.idvehiculo<text:line-break/>inner join<text:line-break/>lugar on informedanios.idlugar=lugar.idlugar<text:line-break/>where year(informedanios.fecha) = year(current)<text:line-break/>group by lugar.nombre<text:line-break/>order by daniados</text:span></text:p>
      <text:p text:style-name="Standard">Muestra la cantidad de vehiculos que se han dañado en cada lugar en lo que va del año</text:p>
      <text:h text:style-name="P4" text:outline-level="1">Consulta 7:</text:h>
      <text:p text:style-name="Standard">select vin, informedanios.id, registrodanios.idregistro,<text:line-break/>informedanios.fecha, lugar.nombre, usuario.nombredeusuario<text:line-break/>from vehiculo<text:line-break/>inner join informedanios<text:line-break/>on informedanios.idvehiculo=vehiculo.idvehiculo<text:line-break/>inner join registrodanios<text:line-break/>on registrodanios.informedanios=informedanios.id<text:line-break/>inner join lugar<text:line-break/>on informedanios.idlugar=lugar.idlugar<text:line-break/>inner join usuario<text:line-break/>on informedanios.idusuario=usuario.idusuario<text:line-break/>order by vin, informedanios.id</text:p>
      <text:p text:style-name="Standard">Lista las inspecciones realizadas a vehículos.</text:p>
      <text:h text:style-name="Heading_20_1" text:outline-level="1">Consulta 8:</text:h>
      <text:p text:style-name="Standard">select VIN, informedanios.id as informe, registrodanios.idregistro as registro,<text:line-break/>marca, modelo, color, informedanios.descripcion as descripcion_informe,<text:line-break/>registrodanios.descripcion as descripcion_registro,<text:line-break/>"como mierda queres que muestre una foto en la terminal pelotudo" as imagen<text:line-break/>from vehiculo<text:line-break/>inner join informedanios on informedanios.idvehiculo=vehiculo.idvehiculo<text:line-break/> <text:s text:c="7"/>and informedanios.descripcion&lt;&gt;"Informe de ingreso"<text:line-break/>inner join registrodanios on informedanios.idvehiculo=registrodanios.idvehiculo<text:line-break/> <text:s text:c="7"/>and informedanios.id=registrodanios.informedanios<text:line-break/>left join imagenregistro on imagenregistro.vehiculo=registrodanios.idvehiculo<text:line-break/> <text:s text:c="7"/>and imagenregistro.informe=registrodanios.informedanios<text:line-break/> <text:s text:c="7"/>and imagenregistro.nrolista=registrodanios.idregistro<text:line-break/>where VIN=”1L0V36I113UWU1112”</text:p>
      <text:p text:style-name="Standard">Dado el vin de un vehiculo, muestra sus daños e imágenes relacionadas</text:p>
      <text:p text:style-name="Standard"/>
      <text:h text:style-name="P4" text:outline-level="1"><text:span text:style-name="T1">Consulta 9</text:span><text:span text:style-name="T1"><text:note text:id="ftn0" text:note-class="endnote"><text:note-citation>iii</text:note-citation><text:note-body><text:p text:style-name="P7"><text:s/>Esta consulta hace uso de la sentencia “Case when”, <text:span text:style-name="T3">por favor referirse al anexo Sentencias Extracurriculares</text:span></text:p></text:note-body></text:note></text:span><text:span text:style-name="T1">:</text:span></text:h>
      <text:p text:style-name="Standard"><text:span text:style-name="T1">select first 1 current year to day as fecha_actual,<text:line-break/>v.vin, v.marca, v.modelo, v.color,<text:line-break/>case<text:line-break/> <text:s/>when va.tipoingreso is null then "El vehiculo no ha llegado"<text:line-break/> <text:s/>when vb.tipoingreso is not null then "El vehiculo ha abandonado el sistema"<text:line-break/> <text:s/>when transporta.transporteid is null then "En espera en el puerto"<text:line-break/> <text:s/>when transporta.estado = "Proceso" then "en transito"<text:line-break/> <text:s/>when transporta.estado = "Fallo" then "Varado"<text:line-break/> <text:s/>when posicionado.idlugar is null then concat("En el lugar ", lugar.nombre)<text:line-break/> <text:s/>when posicionado.idlugar is not null then<text:line-break/> <text:s text:c="7"/>concat(concat(<text:line-break/> <text:s text:c="15"/>concat("En el lugar ", lugar.nombre), " posicionado en "),<text:line-break/> <text:s text:c="15"/>sz.nombre)<text:line-break/> <text:s/>else "Estado desconocido"<text:line-break/>end as estado<text:line-break/> from vehiculo as v<text:line-break/>left join vehiculoingresa as va<text:line-break/>on va.idvehiculo=v.idvehiculo<text:line-break/>and va.tipoingreso="Alta"<text:line-break/>left join vehiculoingresa as vb<text:line-break/>on vb.idvehiculo=v.idvehiculo<text:line-break/>and vb.tipoingreso="Baja"<text:line-break/>left join integra on integra.idvehiculo=v.idvehiculo<text:line-break/>left join lote on integra.lote=lote.idlote<text:line-break/>left join transporta<text:line-break/>on lote.idlote=transporta.idlote<text:line-break/>left join lugar on lote.destino=lugar.idlugar<text:line-break/>left join posicionado on<text:line-break/>posicionado.idlugar in (select unnamed_col_1 from<text:line-break/>table(subzonas_en_lugar(lugar.idlugar)))<text:line-break/>left join lugar as sz on posicionado.idlugar=sz.idlugar<text:line-break/>where v.vin="1L0V36I113UWU1112"<text:line-break/>order by transporta.fechahorallegadareal desc</text:span></text:p>
      <text:p text:style-name="Standard">Dado el vin de un vehículo mostrar su estado</text:p>
      <text:h text:style-name="P5" text:outline-level="1">Consulta 10</text:h>
      <text:p text:style-name="P8">select vehiculo.vin, vehiculo.marca, vehiculo.modelo,<text:line-break/>t.transporteid as nroembarque,<text:line-break/>lote.idlote as nrolote, lote.nombre as nombrelote,<text:line-break/>usuario.primerapellido, usuario.primernombre,<text:line-break/>usuario.nombredeusuario<text:line-break/>from<text:line-break/>(select first 1 transporteid from transporte order by fechahorasalida desc) as t<text:line-break/>inner join transporta on transporta.transporteid=t.transporteid<text:line-break/>inner join lote on lote.idlote=transporta.idlote<text:line-break/>inner join integra on integra.lote=lote.idlote<text:line-break/>inner join usuario on integra.idusuario=usuario.idusuario<text:line-break/>inner join vehiculo on vehiculo.idvehiculo=integra.idvehiculo<text:line-break/>where vehiculo="VIN"</text:p>
      <text:p text:style-name="P8">Dado un VIN de un vehiculo en el último transporte, mostrar su VIN, marca, modleo, nro de transporte, nro de lote, nombre de lote, apellido, nombre y username del usuario que lo agregó al lote.</text:p>
      <text:h text:style-name="P1" text:outline-level="1">Consulta 11</text:h>
      <text:p text:style-name="P8">select l_sz.idlugar, l_sz.nombre, l_sz.capacidad from (select l.idlugar, sz.capacidad from lugar as sz<text:line-break/>inner join incluye as p_sz on p_sz.menor=sz.idlugar<text:line-break/>inner join lugar as z on p_sz.mayor=z.idlugar<text:line-break/>inner join incluye as p_z on p_z.menor=z.idlugar<text:line-break/>inner join lugar as l on p_z.mayor=l.idlugar<text:line-break/>where sz.nombre="Zona A_2_mvd") as l<text:line-break/>inner join incluye as z_of_l on l.idlugar=z_of_l.mayor<text:line-break/>inner join incluye as sz_of_l on z_of_l.menor=sz_of_l.mayor<text:line-break/>inner join lugar as l_sz on sz_of_l.menor=l_sz.idlugar<text:line-break/>where l_sz.capacidad &lt; l.capacidad<text:line-break/>order by l_sz.capacidad desc</text:p>
      <text:p text:style-name="P8">Dado el nombre de una subzona, mostrar todas las subzonas en el mismo lugar con menor capacidad</text:p>
      <text:p text:style-name="P8"/>
      <text:h text:style-name="P5" text:outline-level="1">Consulta 12</text:h>
      <text:p text:style-name="P8">select lugar.nombre, zona.nombre, count(*) as cant_subzonas<text:line-break/>from lugar as lugar<text:line-break/>inner join incluye as i_zonas on lugar.idlugar=i_zonas.mayor<text:line-break/>inner join lugar as zona on i_zonas.menor=zona.idlugar<text:line-break/>inner join incluye as i_subzonas on zona.idlugar=i_subzonas.mayor<text:line-break/>group by lugar.nombre, zona.nombre</text:p>
      <text:p text:style-name="P8">Muestra la cantidad de subzonas en cada zona de cada lugar</text:p>
      <text:h text:style-name="P1" text:outline-level="1">Consulta 13</text:h>
      <text:p text:style-name="P8">select count(*) as vehiculos_sin_inspeccion from lugar<text:line-break/>inner join posicionado on lugar.idlugar=posicionado.idlugar and<text:line-break/>posicionado.hasta is null<text:line-break/>inner join vehiculo on posicionado.idvehiculo=vehiculo.idvehiculo<text:line-break/>left join informedanios on vehiculo.idvehiculo=informedanios.idvehiculo<text:line-break/>and informedanios.idlugar=lugar.idlugar<text:line-break/>where lugar.tipo="Puerto"</text:p>
      <text:p text:style-name="P8">Muestra la cantidad de vehiculos sin inspección (en total, no por lugar)</text:p>
      <text:h text:style-name="P1" text:outline-level="1">Consulta 14</text:h>
      <text:p text:style-name="P8">select vin, marca, modelo, count(*) as danios from vehiculo<text:line-break/>inner join registrodanios as registro on<text:line-break/>registro.idvehiculo=vehiculo.idvehiculo<text:line-break/>left join actualiza on actualiza.vehiculo1=vehiculo.idvehiculo<text:line-break/>and actualiza.registro1=registro.idregistro<text:line-break/>where actualiza.registro1 is null<text:line-break/>group by vin, marca, modelo<text:line-break/>order by danios desc</text:p>
      <text:p text:style-name="P8">Muestra los vehículos que han sido dañados y la cantidad de daños que han recibido</text:p>
      <text:h text:style-name="P2" text:outline-level="1">Consulta extra 1</text:h>
      <text:p text:style-name="P10">select l1.nombre as desde, tt.nombre as mediante, l2.nombre as hacia from lugar as l1<text:line-break/>inner join habilitado as h1 on l1.idlugar = h1.idlugar<text:line-break/>inner join habilitado as h2 on h1.idtipo=h2.idtipo<text:line-break/><text:tab/>and h1.idlugar &lt;&gt; h2.idlugar<text:line-break/>inner join lugar as l2 on h2.idlugar=l2.idlugar<text:line-break/>inner join tipotransporte as tt on h1.idtipo=tt.idtipo</text:p>
      <text:p text:style-name="P10">Muestra todos los lugares que pueden trasladarse vehículos entre sí y a través de qué medios es posible lo mismo.</text:p>
      <text:h text:style-name="P2" text:outline-level="1"><text:soft-page-break/>Consulta extra 2</text:h>
      <text:p text:style-name="P10">select tt.nombre from lote<text:line-break/>inner join lugar as l1 on l1.idlugar=lote.origen<text:line-break/>inner join lugar as l2 on l2.idlugar=lote.destino<text:line-break/>inner join habilitado as h1 on l1.idlugar=h1.idlugar<text:line-break/>inner join habilitado as h2 on l2.idlugar=h2.idlugar<text:line-break/><text:tab/><text:tab/><text:tab/> <text:s text:c="2"/>and h1.idtipo=h2.idtipo<text:line-break/>inner join tipotransporte as tt on tt.idtipo=h1.idtipo<text:line-break/>where lote.nombre="l_1"</text:p>
      <text:p text:style-name="P10">Dado un nombre de lote, muestra a través de qué tipos de transporte puede llegar a su destino</text:p>
      <text:h text:style-name="P2" text:outline-level="1">Consulta extra 3</text:h>
      <text:p text:style-name="P10">select lugar.nombre as lugar, tipotransporte.nombre as mediante,<text:line-break/>count(*) as transportes from lugar<text:line-break/>inner join lote on lugar.idlugar=lote.origen<text:line-break/>inner join transporta on lote.idlote=transporta.idlote<text:line-break/>inner join transporte on transporta.transporteid=transporte.transporteid<text:line-break/>inner join tipotransporte on transporte.idtipo=tipotransporte.idtipo<text:line-break/>group by lugar.nombre, tipotransporte.nombre<text:line-break/>order by lugar.nombre, transportes</text:p>
      <text:p text:style-name="P10">Muestra la cantidad de lotes que han salido de cada lugar y a través de qué tipo de transporte</text:p>
      <text:p text:style-name="Standard"/>
      <text:h text:style-name="P4" text:outline-level="1">Consulta extra 4</text:h>
      <text:p text:style-name="P9">select lote.nombre, tt.nombre, mt.nombre from (select nombre,<text:line-break/>(select count(*) from integra inner join vehiculo<text:line-break/>on vehiculo.idvehiculo=integra.idvehiculo and vehiculo.tipo="Auto"<text:line-break/>and integra.lote=lote.idlote) as autos,<text:line-break/>(select count(*) from integra inner join vehiculo<text:line-break/>on vehiculo.idvehiculo=integra.idvehiculo and vehiculo.tipo="Camion"<text:line-break/>and integra.lote=lote.idlote) as camiones,<text:line-break/>(select count(*) from integra inner join vehiculo<text:line-break/>on vehiculo.idvehiculo=integra.idvehiculo and vehiculo.tipo="Van"<text:line-break/>and integra.lote=lote.idlote) as vans,<text:line-break/>(select count(*) from integra inner join vehiculo<text:line-break/>on vehiculo.idvehiculo=integra.idvehiculo and vehiculo.tipo="SUV"<text:line-break/>and integra.lote=lote.idlote) as suvs,<text:line-break/>(select count(*) from integra inner join vehiculo<text:line-break/>on vehiculo.idvehiculo=integra.idvehiculo and vehiculo.tipo="MiniVan"<text:line-break/>and integra.lote=lote.idlote) as minivans<text:line-break/>from lote) as lote<text:line-break/>inner join mediotransporte as mt on mt.cantcamiones &gt;= lote.camiones<text:line-break/>and mt.cantautos &gt;= lote.autos<text:line-break/>and mt.cantvan &gt;= lote.vans<text:line-break/>and mt.cantsuv &gt;= lote.suvs<text:line-break/>and mt.cantminivan &gt;= lote.minivans<text:line-break/>inner join tipotransporte as tt on mt.idtipo=tt.idtipo</text:p>
      <text:p text:style-name="P10">Muestra los vehículos que tienen la capacidad suficiente para transportar ciertos lotes</text:p>
      <text:h text:style-name="P2" text:outline-level="1">Consulta extra 5</text:h>
      <text:p text:style-name="P10">select l1.nombre as origen, l2.nombre as destino, lote.nombre<text:line-break/>from lote<text:line-break/>inner join lugar as l1 on l1.idlugar=origen and not lote.invalido and<text:line-break/>lote.estado = 'Cerrado'<text:line-break/>inner join lugar as l2 on l2.idlugar=destino<text:line-break/>left join transporta on transporta.estado='Exitoso'<text:line-break/>where transporta.estado is null</text:p>
      <text:p text:style-name="P10">Muestra los lotes que aún no han tenido un transporte exito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" svg:font-family="FreeSans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o</meta:initial-creator>
    <meta:editing-cycles>3</meta:editing-cycles>
    <meta:creation-date>2019-08-29T19:21:00</meta:creation-date>
    <dc:date>2019-09-02T06:56:52.394146696</dc:date>
    <meta:editing-duration>PT56M56S</meta:editing-duration>
    <meta:generator>LibreOffice/6.2.6.2$Linux_X86_64 LibreOffice_project/20$Build-2</meta:generator>
    <meta:document-statistic meta:table-count="0" meta:image-count="0" meta:object-count="0" meta:page-count="9" meta:paragraph-count="61" meta:word-count="1404" meta:character-count="11838" meta:non-whitespace-character-count="10395"/>
    <meta:user-defined meta:name="AppVersion">14.0000</meta:user-defined>
    <meta:user-defined meta:name="Company">RI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